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left="0.9807in" fo:margin-right="0in" fo:text-indent="-0.25in" style:auto-text-indent="false"/>
    </style:style>
    <style:style style:name="P4" style:family="paragraph" style:parent-style-name="Text_20_body" style:list-style-name="L1">
      <style:paragraph-properties fo:margin-left="0.9807in" fo:margin-right="0in" fo:text-indent="-0.25in" style:auto-text-indent="false"/>
      <style:text-properties fo:color="#000000" style:font-name="Times New Roman" fo:font-size="12pt" fo:language="en" fo:country="NZ" style:font-name-asian="Tahoma1" style:font-size-asian="12pt" style:language-asian="zxx" style:country-asian="none" style:font-name-complex="Tahoma1" style:font-size-complex="12pt" style:language-complex="zxx" style:country-complex="none"/>
    </style:style>
    <style:style style:name="P5" style:family="paragraph" style:parent-style-name="Text_20_body" style:list-style-name="L2">
      <style:paragraph-properties fo:margin-left="0.9807in" fo:margin-right="0in" fo:text-indent="-0.25in" style:auto-text-indent="false"/>
    </style:style>
    <style:style style:name="P6" style:family="paragraph" style:parent-style-name="Text_20_body" style:list-style-name="L1">
      <style:paragraph-properties fo:margin-left="1.4709in" fo:margin-right="0in" fo:text-indent="-0.25in" style:auto-text-indent="false"/>
    </style:style>
    <style:style style:name="P7" style:family="paragraph" style:parent-style-name="Text_20_body" style:list-style-name="L2">
      <style:paragraph-properties fo:margin-left="1.4709in" fo:margin-right="0in" fo:text-indent="-0.25in" style:auto-text-indent="false"/>
    </style:style>
    <style:style style:name="P8" style:family="paragraph" style:parent-style-name="Text_20_body" style:list-style-name="L1">
      <style:paragraph-properties fo:margin-left="0.4902in" fo:margin-right="0in" fo:text-indent="-0.25in" style:auto-text-indent="false"/>
      <style:text-properties fo:color="#000000" style:font-name="Times New Roman" fo:font-size="12pt" fo:language="en" fo:country="NZ" style:font-name-asian="Tahoma1" style:font-size-asian="12pt" style:language-asian="zxx" style:country-asian="none" style:font-name-complex="Tahoma1" style:font-size-complex="12pt" style:language-complex="zxx" style:country-complex="none"/>
    </style:style>
    <style:style style:name="P9" style:family="paragraph" style:parent-style-name="Text_20_body" style:list-style-name="L2">
      <style:paragraph-properties fo:margin-left="1.961in" fo:margin-right="0in" fo:text-indent="-0.25in" style:auto-text-indent="false"/>
    </style:style>
    <style:style style:name="T1" style:family="text">
      <style:text-properties fo:language="en" fo:country="NZ" style:language-asian="zxx" style:country-asian="none" style:language-complex="zxx" style:country-complex="none"/>
    </style:style>
    <style:style style:name="T2" style:family="text">
      <style:text-properties fo:color="#000000" style:font-name="Times New Roman" fo:font-size="12pt" fo:language="en" fo:country="NZ" style:font-name-asian="Tahoma1" style:font-size-asian="12pt" style:language-asian="zxx" style:country-asian="none" style:font-name-complex="Tahoma1" style:font-size-complex="12pt" style:language-complex="zxx" style:country-complex="none"/>
    </style:style>
    <style:style style:name="T3" style:family="text">
      <style:text-properties fo:color="#000000" style:text-position="super 58%" style:font-name="Times New Roman" fo:font-size="12pt" fo:language="en" fo:country="NZ" style:font-name-asian="Tahoma1" style:font-size-asian="12pt" style:language-asian="zxx" style:country-asian="none" style:font-name-complex="Tahoma1" style:font-size-complex="12pt" style:language-complex="zxx" style:country-complex="none"/>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rst the research purposal!</text:h>
      <text:p text:style-name="Text_20_body">This purposal needs to be long enough to convince people that this is a valid research project and thus I should aim to have it be at about 6 pages long. I should give evidence I have done research by way of references to the most relevent research.</text:p>
      <text:list xml:id="list32206669" text:style-name="L1">
        <text:list-item>
          <text:p text:style-name="P1">Explain why educational games are interesting in general and also why computer science in particular should be interested in using educational games to teach computer sceience.</text:p>
        </text:list-item>
        <text:list-item>
          <text:p text:style-name="P3">Modern computer games are actually quite complex and require a significant amount of learning to play. To keep people interested in mordern games the developers have had to devise effective ways of teaching players how to play them, while keeping the game fun. It has been said (by James Paul Gee) that one of the main components of a computer game that makes them fun is the learning involved in playing them. A good example is portal 2, in which the player spends the whole game learning new ways to solve puzzles until the final boss battle in which they are tested on what they have learned. Portal 2 has only a very small amount of content that does not revolve around learning how to play the game itself, this could imply that the most fun part of the game is the learning. </text:p>
        </text:list-item>
        <text:list-item>
          <text:p text:style-name="P3">Computer science in particular could stand to benefit from educational games in several areas:</text:p>
        </text:list-item>
        <text:list-item>
          <text:p text:style-name="P6">Introductory programming courses could use educational games to motivate students work on each section of the course until they have a decent understanding. This is important for programming because each step builds apon the last, meaning missing a step can distrupt a students understanding of the whole course. This kind of problem is avoidable in a game as the player can be made unable to progress without completing the previous section, which combined with increased motivation could help students build their understanding in the order programming demands.</text:p>
        </text:list-item>
        <text:list-item>
          <text:p text:style-name="P6">Computational thinking could use educational games show people how much fun computational thinking can be by showing them it in a game format. This would work towards the "Grand Vision" for the field of computational thinking as stated by <text:span text:style-name="T1">Jeannette M. Wing: "</text:span><text:span text:style-name="T2">Computational thinking will be a fundamental skill used by everyone in the world by the middle of the 21</text:span><text:span text:style-name="T3">st</text:span><text:span text:style-name="T2"> Century."</text:span></text:p>
        </text:list-item>
        <text:list-item>
          <text:p text:style-name="P8">Problem: Not much work has been done on educational games for computer science</text:p>
        </text:list-item>
        <text:list-item>
          <text:p text:style-name="P4">Most of the work using games for teaching computer science has been on having students develop games for programming projects</text:p>
        </text:list-item>
        <text:list-item>
          <text:p text:style-name="P4">This is with hopes of increases interest in computer science and retaining more students</text:p>
        </text:list-item>
        <text:list-item>
          <text:p text:style-name="P8">However, work has been done on using educational games to teach computer science</text:p>
        </text:list-item>
        <text:list-item>
          <text:p text:style-name="P4">put research findings here:</text:p>
        </text:list-item>
      </text:list>
      <text:list xml:id="list32206814" text:style-name="L2">
        <text:list-item>
          <text:p text:style-name="P7">Show I am up to date with field and this project has not only not been done before, but builds apon current literature in a natural way:</text:p>
        </text:list-item>
        <text:list-item>
          <text:p text:style-name="P9">have covered all of the recent research papers that have been in SIGCSE as well as found as many relelvent research papers outside sigcse as I could (this proved difficult with most of the focus being on <text:soft-page-break/>teaching computer science through having students build educational games instead of play them)</text:p>
        </text:list-item>
        <text:list-item>
          <text:p text:style-name="P9">Highlight key papers that relate most strongly</text:p>
        </text:list-item>
        <text:list-item>
          <text:p text:style-name="P5">All of this work has had very promising results</text:p>
        </text:list-item>
        <text:list-item>
          <text:p text:style-name="P5">However, each of these papers works on a case by case basis</text:p>
        </text:list-item>
        <text:list-item>
          <text:p text:style-name="P5">There has been no survey of what games already exist for teaching computer science, no investigation into what subjects could use make best use of educational games and no investigation into what subjects are adequately covered</text:p>
        </text:list-item>
        <text:list-item>
          <text:p text:style-name="P2">My goal</text:p>
        </text:list-item>
        <text:list-item>
          <text:p text:style-name="P5">My goal is to do a comprehensive survey of what games already exist for teaching computer science (both ones found from research and those online without research supporting them).</text:p>
        </text:list-item>
        <text:list-item>
          <text:p text:style-name="P5">Once I have found these games I will evaulate (through playing and testing the games myself, not empericial study, however I will use peer reviewed and accepted theories as justification for my evaulation) them with regards to:</text:p>
        </text:list-item>
        <text:list-item>
          <text:p text:style-name="P7">Motivation – how well I think they would work for motivating students, most likly this is equivilent to asking how fun or exciting they are</text:p>
        </text:list-item>
        <text:list-item>
          <text:p text:style-name="P7">Learning potential – how much can be learned from the game (i.e. How comprehensively does it cover it's topic), as well as how well the content is delivered (how well does it actually teach it's topic, i.e. Are you just as well off reading a text book)</text:p>
        </text:list-item>
        <text:list-item>
          <text:p text:style-name="P7">Subject – Which subjects does the game cover, is it an important subject, is it a subject that benefits much from having an educational game</text:p>
        </text:list-item>
        <text:list-item>
          <text:p text:style-name="P7">Investment – How much of an investment does the game require. Two possible types of investment:</text:p>
        </text:list-item>
        <text:list-item>
          <text:p text:style-name="P9">money – a game becomes a lot hard to provide in a class room or lab enviroment as soon as it costs any money, and large costs prevent lower an educational games worth even outside of study. For this reason financial cost will reduce the worth of an educational game as far as covering it's subject is concerned</text:p>
        </text:list-item>
        <text:list-item>
          <text:p text:style-name="P9">time – if a game takes too much time to play through (and subsquently learn it's content) it loses value for education as it cannot be used in class or lab easily. There are two ways this could happen, one is the game could cover too much content and thus be too big, the other is the game could spend too little time on it's subject or teach it inefficently.</text:p>
        </text:list-item>
        <text:list-item>
          <text:p text:style-name="P5">Once I have completed this evaulation I can look at my findings and use them to highlight which subjects are adequately covered (in terms of number of games and quality) and which subjects need work or more content.</text:p>
        </text:list-item>
        <text:list-item>
          <text:p text:style-name="P5">Another use of this evaulation could be to use it to develop some guide lines for creating good educational games in terms of how much they are needed and what makes them successful</text:p>
        </text:list-item>
        <text:list-item>
          <text:p text:style-name="P5">I would then use these guide lines to fill in some of the gaps in the area, by improving on existing games (if possible) or making new games</text:p>
        </text:list-item>
        <text:list-item>
          <text:p text:style-name="P5"><text:soft-page-break/>However, this leaves us without any kind of empericial data, the final part of my goal would be to do a study to gather empericial data that would (hopefully) back up my evaulation. This would most likly consist of taking the games I found worst and the games I found best and having them both played along side tests to see how well they teach their subject and a questionaire to find out how motivating they where. I could also use this study to validate the guide lines I have provided by including the examplar work I have done in the study</text:p>
        </text:list-item>
        <text:list-item>
          <text:p text:style-name="P5">Another thing I have noticed during my investigation is that there are two types of appraoches for educational games. I find this interesting and would like to investigate which is more effective if possible, however this is more of a side project that I will only work on if it happens to conincide with the main goal. If I do find one of the types more effective than the other then I could use that information to add to the guidelines I will be designing.</text:p>
        </text:list-item>
        <text:list-item>
          <text:p text:style-name="P2">Research method</text:p>
        </text:list-item>
        <text:list-item>
          <text:p text:style-name="P5">Systematic comprehensive search for educational games that teach computer science subjects.(this will require a definition of what a game is and what computer science is. Research will be needed to properly critque these games)</text:p>
        </text:list-item>
        <text:list-item>
          <text:p text:style-name="P5">Detailed evaulation games found (Evaulation should be based on what I have found from peer reviewed research (i.e. Evaulating learning based off accepted learning theroies, not just gut feel) and any distinction from this should have <text:span text:style-name="T4">very</text:span> solid reasoning behind it.)</text:p>
        </text:list-item>
        <text:list-item>
          <text:p text:style-name="P5">Develope set of guide lines for developing educational games to teach computer science</text:p>
        </text:list-item>
        <text:list-item>
          <text:p text:style-name="P5">Extend existing set of games in the way I think is most needed following guide lines I developed</text:p>
        </text:list-item>
        <text:list-item>
          <text:p text:style-name="P5">Evaulate Quility of learning from games I rated highly and games I rated poorly, as well as potentially the examplars I made. Hopefully I will find that the games I rated poorly teach their subjects less effectively or, at least, have a lesser effect on motivation than the games I rated highly and the examplars I made(this will require a definition of learning and most likly an empiricial stud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35M26S</meta:editing-duration>
    <meta:editing-cycles>20</meta:editing-cycles>
    <meta:generator>OpenOffice.org/3.2$Win32 OpenOffice.org_project/320m18$Build-9502</meta:generator>
    <dc:date>2011-11-16T12:23:25.01</dc:date>
    <dc:creator>Ben Gibson</dc:creator>
    <meta:document-statistic meta:table-count="0" meta:image-count="0" meta:object-count="0" meta:page-count="3" meta:paragraph-count="38" meta:word-count="1397" meta:character-count="7851"/>
    <meta:user-defined meta:name="Info 1"/>
    <meta:user-defined meta:name="Info 2"/>
    <meta:user-defined meta:name="Info 3"/>
    <meta:user-defined meta:name="Info 4"/>
  </office:meta>
</office:document-meta>
</file>